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D44A91D3CD35159.png" manifest:media-type="image/png"/>
  <manifest:file-entry manifest:full-path="Pictures/10000200000000AB000000ABC5897752705FE5A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1f05"/>
    </style:style>
    <style:style style:name="P2" style:family="paragraph" style:parent-style-name="Standard">
      <style:paragraph-properties fo:text-align="start" style:justify-single-word="false"/>
      <style:text-properties officeooo:paragraph-rsid="001a1f05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a1f05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1f05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4" style:data-style-name="N0">8.04</text:variable-set>: Orbital Mo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list xml:id="list1351759788684716990" text:style-name="L1">
        <text:list-item>
          <text:p text:style-name="P4">The planet Mars orbits around the sun.</text:p>
          <text:list>
            <text:list-item>
              <text:p text:style-name="P4">What is Mars's orbital velocity?</text:p>
            </text:list-item>
          </text:list>
        </text:list-item>
      </text:list>
      <text:p text:style-name="P2"/>
      <text:p text:style-name="P2"/>
      <text:p text:style-name="P2"/>
      <text:list xml:id="list210844152243851" text:continue-numbering="true" text:style-name="L1">
        <text:list-item>
          <text:list>
            <text:list-item>
              <text:p text:style-name="P4">What is the circumference of Mars's orbit? <text:s/>(assume that its orbit is a perfect circle).</text:p>
            </text:list-item>
          </text:list>
        </text:list-item>
      </text:list>
      <text:p text:style-name="P2"/>
      <text:p text:style-name="P2"/>
      <text:p text:style-name="P2"/>
      <text:list xml:id="list210842970664194" text:continue-numbering="true" text:style-name="L1">
        <text:list-item>
          <text:list>
            <text:list-item>
              <text:p text:style-name="P4">How long (in days) does it take Mars to orbit the sun?</text:p>
            </text:list-item>
          </text:list>
        </text:list-item>
      </text:list>
      <text:p text:style-name="P2"/>
      <text:p text:style-name="P2"/>
      <text:p text:style-name="P2"/>
      <text:list xml:id="list210844082330059" text:continue-numbering="true" text:style-name="L1">
        <text:list-item>
          <text:p text:style-name="P4">How long does it take for Neptune to orbit the su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842791920221" text:continue-numbering="true" text:style-name="L1">
        <text:list-item>
          <text:p text:style-name="P4">A satellite in geosynchronous orbit orbits the earth in a 24-hour period. <text:s/></text:p>
          <text:list>
            <text:list-item>
              <text:p text:style-name="P4">What is the velocity that the satellite must be moving at?</text:p>
            </text:list-item>
          </text:list>
        </text:list-item>
      </text:list>
      <text:p text:style-name="P2"/>
      <text:p text:style-name="P2"/>
      <text:p text:style-name="P2"/>
      <text:list xml:id="list210843229255637" text:continue-numbering="true" text:style-name="L1">
        <text:list-item>
          <text:list>
            <text:list-item>
              <text:p text:style-name="P4">At what distance from the Earth's center of mass must the satellite orbit at? <text:s/></text:p>
            </text:list-item>
          </text:list>
        </text:list-item>
      </text:list>
      <text:p text:style-name="P2"/>
      <text:p text:style-name="P2"/>
      <text:p text:style-name="P2"><text:soft-page-break/></text:p>
      <text:list xml:id="list210842246842899" text:continue-numbering="true" text:style-name="L1">
        <text:list-item>
          <text:p text:style-name="P4">The Milky Way galaxy is spiral-shaped. <text:s/>Most of the mass of the galaxy is in the central region. <text:s/>In fact, the centeral region of the galaxy (the Galactic Center) is so much more massive than the “arms” of the galaxy, that the gravitational effects of the arms can be ignored. <text:s/>The sun orbits the center of the galaxy every 230 million years. <text:s/>Estimate the mass of the Galactic Center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842624373694" text:continue-numbering="true" text:style-name="L1">
        <text:list-item>
          <text:p text:style-name="P4">You wish to drive your car on the earths surface so fast that your wheels leave the ground. <text:s/>How fast would you have to drive in order to maintain an orbit that is just at the earth's surfac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842865719927" text:continue-numbering="true" text:style-name="L1">
        <text:list-item>
          <text:p text:style-name="P4">The mass of a proton is 1.6 x 10<text:span text:style-name="T1">-27</text:span> kg. <text:s/>The mass of an electron is 9.1x10<text:span text:style-name="T1">-31</text:span> kg. <text:s/>If gravity were the only force that acted to hold an atom together, what would the radius of the atom be? <text:s/>(The speed of an electron in an atom is 2.188 x 10<text:span text:style-name="T1">6</text:span> m/s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897752705FE5A0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D44A91D3CD35159.png" xlink:type="simple" xlink:show="embed" xlink:actuate="onLoad"/></draw:frame> <text:s text:c="20"/>Name:<text:tab/><text:tab/><text:date style:data-style-name="N37" text:date-value="2016-08-29T21:08:41.962847281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7:52.700964292</meta:creation-date>
    <meta:editing-duration>PT4M6S</meta:editing-duration>
    <meta:editing-cycles>4</meta:editing-cycles>
    <meta:generator>LibreOffice/5.0.6.2$Linux_X86_64 LibreOffice_project/00$Build-2</meta:generator>
    <dc:date>2016-08-29T21:08:41.936702231</dc:date>
    <meta:document-statistic meta:table-count="1" meta:image-count="2" meta:object-count="0" meta:page-count="2" meta:paragraph-count="47" meta:word-count="350" meta:character-count="1819" meta:non-whitespace-character-count="1477"/>
  </office:meta>
</office:document-meta>
</file>